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language="en" fo:country="GB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text-properties fo:color="#336633" style:font-name="Calibri" fo:font-size="24pt" fo:language="en" fo:country="GB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color="#669966" style:font-name="Calibri" fo:font-size="18pt" fo:language="en" fo:country="GB" style:font-size-asian="18pt" style:font-size-complex="18pt"/>
    </style:style>
    <style:style style:name="P9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itulo">
      <style:text-properties fo:language="en" fo:country="GB"/>
    </style:style>
    <style:style style:name="P13" style:family="paragraph" style:parent-style-name="Text_20_body">
      <style:text-properties fo:language="en" fo:country="GB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148b9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language="en" fo:country="GB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en" fo:country="GB" fo:font-style="italic" style:font-style-asian="italic" style:font-style-complex="italic"/>
    </style:style>
    <style:style style:name="P17" style:family="paragraph" style:parent-style-name="Standard" style:master-page-name="First_20_Page">
      <style:paragraph-properties style:page-number="auto"/>
      <style:text-properties fo:language="en" fo:country="GB"/>
    </style:style>
    <style:style style:name="P18" style:family="paragraph" style:parent-style-name="Standard" style:master-page-name="Index">
      <style:paragraph-properties style:page-number="auto"/>
      <style:text-properties fo:language="en" fo:country="GB"/>
    </style:style>
    <style:style style:name="P19" style:family="paragraph" style:parent-style-name="Heading_20_1">
      <style:text-properties fo:language="en" fo:country="GB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fo:font-style="italic" officeooo:rsid="001bcd9d" officeooo:paragraph-rsid="001bcd9d" style:font-style-asian="italic" style:font-style-complex="italic"/>
    </style:style>
    <style:style style:name="P22" style:family="paragraph" style:parent-style-name="Text_20_body" style:list-style-name="L1">
      <style:text-properties fo:font-style="italic" style:font-style-asian="italic" style:font-style-complex="italic"/>
    </style:style>
    <style:style style:name="P23" style:family="paragraph" style:parent-style-name="Text_20_body" style:list-style-name="L1">
      <style:text-properties fo:font-style="italic" officeooo:rsid="0048907f" officeooo:paragraph-rsid="0019fb49" style:font-style-asian="italic" style:font-style-complex="italic"/>
    </style:style>
    <style:style style:name="P24" style:family="paragraph" style:parent-style-name="Text_20_body" style:list-style-name="L1">
      <style:text-properties fo:font-style="italic" officeooo:rsid="001e827d" officeooo:paragraph-rsid="001e827d" style:font-style-asian="italic" style:font-style-complex="italic"/>
    </style:style>
    <style:style style:name="P25" style:family="paragraph" style:parent-style-name="Text_20_body" style:list-style-name="L2">
      <style:text-properties fo:language="en" fo:country="GB" fo:font-style="italic" officeooo:rsid="001ffb3d" officeooo:paragraph-rsid="001ffb3d" style:font-style-asian="italic" style:font-style-complex="italic"/>
    </style:style>
    <style:style style:name="P26" style:family="paragraph" style:parent-style-name="Text_20_body" style:list-style-name="L2">
      <style:text-properties fo:language="en" fo:country="GB" fo:font-style="italic" style:font-style-asian="italic" style:font-style-complex="italic"/>
    </style:style>
    <style:style style:name="P27" style:family="paragraph" style:parent-style-name="Text_20_body" style:list-style-name="L3">
      <style:text-properties fo:language="en" fo:country="GB" fo:font-style="italic" style:font-style-asian="italic" style:font-style-complex="italic"/>
    </style:style>
    <style:style style:name="P28" style:family="paragraph" style:parent-style-name="Text_20_body" style:list-style-name="L3">
      <style:text-properties fo:language="en" fo:country="GB" fo:font-style="italic" officeooo:rsid="00187eba" officeooo:paragraph-rsid="00187eba" style:font-style-asian="italic" style:font-style-complex="italic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officeooo:rsid="00148b92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1155cc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officeooo:rsid="00148b92" style:text-blinking="false" fo:background-color="transparent" loext:char-shading-value="0" style:font-size-asian="12pt" style:font-size-complex="12pt"/>
    </style:style>
    <style:style style:name="T6" style:family="text">
      <style:text-properties officeooo:rsid="00148b92"/>
    </style:style>
    <style:style style:name="T7" style:family="text">
      <style:text-properties officeooo:rsid="0014dd5c"/>
    </style:style>
    <style:style style:name="T8" style:family="text">
      <style:text-properties officeooo:rsid="0017a346"/>
    </style:style>
    <style:style style:name="T9" style:family="text">
      <style:text-properties officeooo:rsid="0011aa5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4dd5c"/>
    </style:style>
    <style:style style:name="T12" style:family="text">
      <style:text-properties officeooo:rsid="0019fb49"/>
    </style:style>
    <style:style style:name="T13" style:family="text">
      <style:text-properties officeooo:rsid="00220257"/>
    </style:style>
    <style:style style:name="T14" style:family="text">
      <style:text-properties officeooo:rsid="0025327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ASSEMBLY AND REPAIR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17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6"/>
      <text:p text:style-name="P6"/>
      <text:p text:style-name="P7">UNIT <text:span text:style-name="T6">4</text:span>.<text:span text:style-name="T6">ASSEMBLY AND REPAIR</text:span></text:p>
      <text:p text:style-name="P8">Glossary</text:p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3">Alfredo Oltra / </text:span><text:span text:style-name="T4">Sergio García</text:span></text:p>
      <text:p text:style-name="P14"><text:span text:style-name="T4"><text:s/></text:span><text:a xlink:type="simple" xlink:href="mailto:mail@ceedcv.e" text:style-name="Internet_20_link" text:visited-style-name="Visited_20_Internet_20_Link">alfredo.oltra@ceedcv.e</text:a><text:span text:style-name="T5">s</text:span></text:p>
      <text:p text:style-name="P14"><text:span text:style-name="T4"><text:s/></text:span><text:a xlink:type="simple" xlink:href="mailto:mail@ceedcv.e" text:style-name="Internet_20_link" text:visited-style-name="Visited_20_Internet_20_Link">sergio.garcia@ceedcv.e</text:a><text:span text:style-name="T5">s</text:span></text:p>
      <text:p text:style-name="P11">201<text:span text:style-name="T14">9</text:span>/20<text:span text:style-name="T14">20</text:span></text:p>
      <text:p text:style-name="P10"><text:tab/><text:tab/><text:tab/><text:tab/><text:tab/><text:tab/><text:tab/><text:tab/><text:tab/><text:tab/>Versión:<text:date style:data-style-name="N104" text:date-value="2019-09-19T11:37:20.483644581">190919</text:date>.<text:time style:data-style-name="N105" text:time-value="2019-09-19T11:37:20.483780368">1136</text:ti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/>
      <text:p text:style-name="P12">U0<text:user-field-get text:name="NumeroTema">4</text:user-field-get>. <text:user-field-get text:name="Tema">ASSEMBLY AND REPAIR</text:user-field-get></text:p>
      <text:p text:style-name="P12"/>
      <text:h text:style-name="P19" text:outline-level="1">Vocabulary</text:h>
      <text:p text:style-name="P13">General:</text:p>
      <text:list xml:id="list3157797091" text:style-name="L1">
        <text:list-item>
          <text:p text:style-name="P21"><text:span text:style-name="T9">b</text:span>eep: pitido</text:p>
        </text:list-item>
        <text:list-item>
          <text:p text:style-name="P22"><text:span text:style-name="T9">h</text:span>eat sink compound: pasta térmica</text:p>
        </text:list-item>
        <text:list-item>
          <text:p text:style-name="P22">flashlight: linterna</text:p>
        </text:list-item>
        <text:list-item>
          <text:p text:style-name="P22"><text:span text:style-name="T9">anti-static</text:span><text:span text:style-name="T11"> wristband: </text:span><text:span text:style-name="T10">pulsera anti estática.</text:span></text:p>
        </text:list-item>
        <text:list-item>
          <text:p text:style-name="P22"><text:span text:style-name="T7">e</text:span>lectrical shock: electrocución.</text:p>
        </text:list-item>
        <text:list-item>
          <text:p text:style-name="P22"><text:span text:style-name="T7">s</text:span>crew: tornillo.</text:p>
        </text:list-item>
        <text:list-item>
          <text:p text:style-name="P22">screwdriver: destornillador</text:p>
        </text:list-item>
        <text:list-item>
          <text:p text:style-name="P22"><text:span text:style-name="T7">voltage spikes</text:span>: <text:span text:style-name="T7">picos de voltaje.</text:span></text:p>
        </text:list-item>
        <text:list-item>
          <text:p text:style-name="P22">power failures: apagones.</text:p>
        </text:list-item>
        <text:list-item>
          <text:p text:style-name="P23">surge protectors: <text:span text:style-name="T12">protectores contra picos de voltaje.</text:span></text:p>
        </text:list-item>
        <text:list-item>
          <text:p text:style-name="P22">UPS: sistema de alimentación ininterrumpida (SAI).</text:p>
        </text:list-item>
        <text:list-item>
          <text:p text:style-name="P22">slot: ranura.</text:p>
        </text:list-item>
        <text:list-item>
          <text:p text:style-name="P24">overclock: aumento de la velocidad de reloj de un componente.</text:p>
          <text:list>
            <text:list-item>
              <text:list>
                <text:list-header>
                  <text:p text:style-name="P20"/>
                </text:list-header>
              </text:list>
            </text:list-item>
          </text:list>
        </text:list-item>
      </text:list>
      <text:p text:style-name="P15"/>
      <text:p text:style-name="P13">Verbos:</text:p>
      <text:list xml:id="list338191009" text:style-name="L2">
        <text:list-item>
          <text:p text:style-name="P25">to assemble: ensamblar.</text:p>
        </text:list-item>
        <text:list-item>
          <text:p text:style-name="P26">to <text:span text:style-name="T8">screw</text:span>: <text:span text:style-name="T8">atornillar.</text:span></text:p>
        </text:list-item>
      </text:list>
      <text:list xml:id="list2158142111" text:style-name="L3">
        <text:list-item>
          <text:p text:style-name="P27">to avoid: evitar.</text:p>
        </text:list-item>
        <text:list-item>
          <text:p text:style-name="P28">to damage: dañar.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5H46M58S</meta:editing-duration>
    <meta:editing-cycles>25</meta:editing-cycles>
    <meta:generator>LibreOffice/6.3.1.2$Linux_X86_64 LibreOffice_project/30$Build-2</meta:generator>
    <dc:title>Plantilla CEED</dc:title>
    <meta:initial-creator>Alfredo Oltra Orengo</meta:initial-creator>
    <dc:date>2019-09-19T11:37:20.365037060</dc:date>
    <meta:document-statistic meta:table-count="0" meta:image-count="1" meta:object-count="0" meta:page-count="2" meta:paragraph-count="34" meta:word-count="128" meta:character-count="867" meta:non-whitespace-character-count="775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